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79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5638in"/>
    </style:style>
    <style:style style:name="co18" style:family="table-column">
      <style:table-column-properties fo:break-before="auto" style:column-width="1.7811in"/>
    </style:style>
    <style:style style:name="co19" style:family="table-column">
      <style:table-column-properties fo:break-before="auto" style:column-width="1.4154in"/>
    </style:style>
    <style:style style:name="co20" style:family="table-column">
      <style:table-column-properties fo:break-before="auto" style:column-width="0.6047in"/>
    </style:style>
    <style:style style:name="co21" style:family="table-column">
      <style:table-column-properties fo:break-before="auto" style:column-width="0.6807in"/>
    </style:style>
    <style:style style:name="co22" style:family="table-column">
      <style:table-column-properties fo:break-before="auto" style:column-width="0.6555in"/>
    </style:style>
    <style:style style:name="co23" style:family="table-column">
      <style:table-column-properties fo:break-before="auto" style:column-width="0.7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transparent" fo:border="0.74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6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6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number-columns-repeated="989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3">
          <table:table-cell table:style-name="ce2" table:formula="of:=[.A3]+1" office:value-type="float" office:value="1" calcext:value-type="float">
            <text:p>1</text:p>
          </table:table-cell>
          <table:table-cell office:value-type="string" calcext:value-type="string">
            <text:p>PHG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0" table:content-validation-name="val6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9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4]+1" office:value-type="float" office:value="2" calcext:value-type="float">
            <text:p>2</text:p>
          </table:table-cell>
          <table:table-cell table:style-name="ce4" office:value-type="string" calcext:value-type="string">
            <text:p>PHM1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1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]+1" office:value-type="float" office:value="3" calcext:value-type="float">
            <text:p>3</text:p>
          </table:table-cell>
          <table:table-cell table:style-name="ce4" office:value-type="string" calcext:value-type="string">
            <text:p>PHM2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2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5])" office:value-type="string" office:string-value="2" calcext:value-type="string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]+1" office:value-type="float" office:value="4" calcext:value-type="float">
            <text:p>4</text:p>
          </table:table-cell>
          <table:table-cell table:style-name="ce4" office:value-type="string" calcext:value-type="string">
            <text:p>PHM5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MOUNTAIN_5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5:.A6])" office:value-type="string" office:string-value="2,3" calcext:value-type="string">
            <text:p>2,3</text:p>
          </table:table-cell>
          <table:table-cell table:style-name="ce15" office:value-type="string" calcext:value-type="string">
            <text:p>2,2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]+1" office:value-type="float" office:value="6" calcext:value-type="float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RAVEL</text:p>
          </table:table-cell>
          <table:table-cell table:style-name="ce4" table:number-columns-repeated="4"/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]+1" office:value-type="float" office:value="7" calcext:value-type="float">
            <text:p>7</text:p>
          </table:table-cell>
          <table:table-cell table:style-name="ce15" office:value-type="string" calcext:value-type="string">
            <text:p>FLAG_A</text:p>
          </table:table-cell>
          <table:table-cell table:style-name="ce16"/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0]+1" office:value-type="float" office:value="8" calcext:value-type="float">
            <text:p>8</text:p>
          </table:table-cell>
          <table:table-cell office:value-type="string" calcext:value-type="string">
            <text:p>PHB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NNB</text:p>
          </table:table-cell>
          <table:table-cell table:style-name="ce4" table:number-columns-repeated="2"/>
          <table:table-cell table:style-name="ce13"/>
          <table:table-cell table:style-name="ce4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1]+1" office:value-type="float" office:value="9" calcext:value-type="float">
            <text:p>9</text:p>
          </table:table-cell>
          <table:table-cell table:style-name="ce15" office:value-type="string" calcext:value-type="string">
            <text:p>M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ILL</text:p>
          </table:table-cell>
          <table:table-cell table:style-name="ce15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8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8" table:formula="of:=COM.MICROSOFT.TEXTJOIN(&quot;,&quot;;1;[.A4];[.A10:.A11])" office:value-type="string" office:string-value="1,7,8" calcext:value-type="string">
            <text:p>1,7,8</text:p>
          </table:table-cell>
          <table:table-cell table:style-name="ce4" office:value-type="string" calcext:value-type="string">
            <text:p>6,8,10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2]+1" office:value-type="float" office:value="10" calcext:value-type="float">
            <text:p>10</text:p>
          </table:table-cell>
          <table:table-cell table:style-name="ce15" office:value-type="string" calcext:value-type="string">
            <text:p>FORAG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2])" office:value-type="string" office:string-value="9" calcext:value-type="string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3]+1" office:value-type="float" office:value="11" calcext:value-type="float">
            <text:p>11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13" calcext:value-type="float">
            <text:p>13</text:p>
          </table:table-cell>
          <table:table-cell table:style-name="ce18" table:formula="of:=COM.MICROSOFT.TEXTJOIN(&quot;,&quot;;1;[.A4];[.A10:.A12])" office:value-type="string" office:string-value="1,7,8,9" calcext:value-type="string">
            <text:p>1,7,8,9</text:p>
          </table:table-cell>
          <table:table-cell table:style-name="ce4" office:value-type="string" calcext:value-type="string">
            <text:p>6,6,10,20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4]+1" office:value-type="float" office:value="12" calcext:value-type="float">
            <text:p>12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8" table:formula="of:=COM.MICROSOFT.TEXTJOIN(&quot;,&quot;;1;[.A4];[.A10:.A12];[.A14])" office:value-type="string" office:string-value="1,7,8,9,11" calcext:value-type="string">
            <text:p>1,7,8,9,11</text:p>
          </table:table-cell>
          <table:table-cell table:style-name="ce4" office:value-type="string" calcext:value-type="string">
            <text:p>6,12,20,6,6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5]+1" office:value-type="float" office:value="13" calcext:value-type="float">
            <text:p>13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21" calcext:value-type="float">
            <text:p>21</text:p>
          </table:table-cell>
          <table:table-cell table:style-name="ce18" table:formula="of:=COM.MICROSOFT.TEXTJOIN(&quot;,&quot;;1;[.A4];[.A10:.A12];[.A14:.A15])" office:value-type="string" office:string-value="1,7,8,9,11,12" calcext:value-type="string">
            <text:p>1,7,8,9,11,12</text:p>
          </table:table-cell>
          <table:table-cell table:style-name="ce4" office:value-type="string" calcext:value-type="string">
            <text:p>6,18,20,6,6,6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6]+1" office:value-type="float" office:value="14" calcext:value-type="float">
            <text:p>14</text:p>
          </table:table-cell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24" calcext:value-type="float">
            <text:p>24</text:p>
          </table:table-cell>
          <table:table-cell table:style-name="ce18" table:formula="of:=COM.MICROSOFT.TEXTJOIN(&quot;,&quot;;1;[.A4];[.A10:.A12];[.A14:.A16])" office:value-type="string" office:string-value="1,7,8,9,11,12,13" calcext:value-type="string">
            <text:p>1,7,8,9,11,12,13</text:p>
          </table:table-cell>
          <table:table-cell table:style-name="ce4" office:value-type="string" calcext:value-type="string">
            <text:p>6,21,20,6,6,6,6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7]+1" office:value-type="float" office:value="15" calcext:value-type="float">
            <text:p>15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19" calcext:value-type="float">
            <text:p>19</text:p>
          </table:table-cell>
          <table:table-cell table:style-name="ce18" table:formula="of:=COM.MICROSOFT.TEXTJOIN(&quot;,&quot;;1;[.A4];[.A10:.A12];[.A14:.A17])" office:value-type="string" office:string-value="1,7,8,9,11,12,13,14" calcext:value-type="string">
            <text:p>1,7,8,9,11,12,13,14</text:p>
          </table:table-cell>
          <table:table-cell table:style-name="ce4" office:value-type="string" calcext:value-type="string">
            <text:p>6,16,20,6,6,6,6,6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8]+1" office:value-type="float" office:value="16" calcext:value-type="float">
            <text:p>16</text:p>
          </table:table-cell>
          <table:table-cell table:style-name="ce15" office:value-type="string" calcext:value-type="string">
            <text:p>TREE_REED</text:p>
          </table:table-cell>
          <table:table-cell table:style-name="ce15" office:value-type="float" office:value="1350" calcext:value-type="float">
            <text:p>135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Player Assigned Gaia Unconvertible</text:p>
          </table:table-cell>
          <table:table-cell table:style-name="ce15" table:number-columns-repeated="2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7"/>
          <table:table-cell table:number-columns-repeated="997"/>
        </table:table-row>
        <table:table-row table:style-name="ro3">
          <table:table-cell table:style-name="ce2" table:formula="of:=[.A19]+1" office:value-type="float" office:value="17" calcext:value-type="float">
            <text:p>17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0]+1" office:value-type="float" office:value="18" calcext:value-type="float">
            <text:p>18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10];[.A21])" office:value-type="string" office:string-value="7,18" calcext:value-type="string">
            <text:p>7,18</text:p>
          </table:table-cell>
          <table:table-cell table:style-name="ce4" office:value-type="string" calcext:value-type="string">
            <text:p>4,4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1]+1" office:value-type="float" office:value="19" calcext:value-type="float">
            <text:p>19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 table:formula="of:=COM.MICROSOFT.TEXTJOIN(&quot;,&quot;;1;[.A10];[.A20:.A21])" office:value-type="string" office:string-value="7,17,18" calcext:value-type="string">
            <text:p>7,17,18</text:p>
          </table:table-cell>
          <table:table-cell table:style-name="ce4" office:value-type="string" calcext:value-type="string">
            <text:p>4,4,4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2]+1" office:value-type="float" office:value="20" calcext:value-type="float">
            <text:p>20</text:p>
          </table:table-cell>
          <table:table-cell table:style-name="ce15" office:value-type="string" calcext:value-type="string">
            <text:p>DLC_IBEX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3]+1" office:value-type="float" office:value="21" calcext:value-type="float">
            <text:p>21</text:p>
          </table:table-cell>
          <table:table-cell table:style-name="ce15" office:value-type="string" calcext:value-type="string">
            <text:p>SHEE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Tight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6"/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10])" office:value-type="string" office:string-value="7" calcext:value-type="string">
            <text:p>7</text:p>
          </table:table-cell>
          <table:table-cell table:style-name="ce15" office:value-type="float" office:value="14" calcext:value-type="float">
            <text:p>14</text:p>
          </table:table-cell>
          <table:table-cell table:style-name="ce10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4]+1" office:value-type="float" office:value="22" calcext:value-type="float">
            <text:p>22</text:p>
          </table:table-cell>
          <table:table-cell office:value-type="string" calcext:value-type="string">
            <text:p>MRPH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MAP_REVEALER</text:p>
          </table:table-cell>
          <table:table-cell table:style-name="ce15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5]+1" office:value-type="float" office:value="23" calcext:value-type="float">
            <text:p>23</text:p>
          </table:table-cell>
          <table:table-cell table:style-name="ce4" office:value-type="string" calcext:value-type="string">
            <text:p>RHPH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HOUSE_I</text:p>
          </table:table-cell>
          <table:table-cell table:style-name="ce4"/>
          <table:table-cell table:style-name="ce10" table:content-validation-name="val1" office:value-type="string" calcext:value-type="string">
            <text:p>Player Assigned Player Owne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4"/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6]+1" office:value-type="float" office:value="24" calcext:value-type="float">
            <text:p>24</text:p>
          </table:table-cell>
          <table:table-cell table:style-name="ce4" office:value-type="string" calcext:value-type="string">
            <text:p>SPH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STATUE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7]+1" office:value-type="float" office:value="25" calcext:value-type="float">
            <text:p>25</text:p>
          </table:table-cell>
          <table:table-cell table:style-name="ce4" office:value-type="string" calcext:value-type="string">
            <text:p>LPH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LOOT</text:p>
          </table:table-cell>
          <table:table-cell table:style-name="ce4" office:value-type="float" office:value="472" calcext:value-type="float">
            <text:p>472</text:p>
          </table:table-cell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7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ROAD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8]+1" office:value-type="float" office:value="26" calcext:value-type="float">
            <text:p>26</text:p>
          </table:table-cell>
          <table:table-cell table:style-name="ce4" office:value-type="string" calcext:value-type="string">
            <text:p>FARM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Player Number</text:p>
          </table:table-cell>
          <table:table-cell table:style-name="ce4"/>
          <table:table-cell table:style-name="ce4" office:value-type="string" calcext:value-type="string">
            <text:p>FT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21"/>
          <table:table-cell table:style-name="ce15" office:value-type="float" office:value="26" calcext:value-type="float">
            <text:p>26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9]+1" office:value-type="float" office:value="27" calcext:value-type="float">
            <text:p>27</text:p>
          </table:table-cell>
          <table:table-cell table:style-name="ce4" office:value-type="string" calcext:value-type="string">
            <text:p>FLAG_H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 table:number-columns-repeated="2"/>
          <table:table-cell table:style-name="ce15" table:number-columns-repeated="2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29])" office:value-type="string" office:string-value="26" calcext:value-type="string">
            <text:p>2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2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0]+1" office:value-type="float" office:value="28" calcext:value-type="float">
            <text:p>28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14" office:value-type="float" office:value="5" calcext:value-type="float">
            <text:p>5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21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 table:style-name="ce15" table:formula="of:=COM.MICROSOFT.TEXTJOIN(&quot;,&quot;;1;[.A10];[.A11];[.A29])" office:value-type="string" office:string-value="7,8,26" calcext:value-type="string">
            <text:p>7,8,26</text:p>
          </table:table-cell>
          <table:table-cell table:style-name="ce15" office:value-type="string" calcext:value-type="string">
            <text:p>40,20,8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1]+1" office:value-type="float" office:value="29" calcext:value-type="float">
            <text:p>29</text:p>
          </table:table-cell>
          <table:table-cell table:style-name="ce4" office:value-type="string" calcext:value-type="string">
            <text:p>BURNED_BUILDING_A</text:p>
          </table:table-cell>
          <table:table-cell table:style-name="ce4" office:value-type="float" office:value="635" calcext:value-type="float">
            <text:p>635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8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2"/>
          <table:table-cell table:style-name="ce15" table:number-columns-repeated="2"/>
          <table:table-cell table:style-name="ce21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31])" office:value-type="string" office:string-value="28" calcext:value-type="string">
            <text:p>28</text:p>
          </table:table-cell>
          <table:table-cell table:style-name="ce15" office:value-type="float" office:value="3" calcext:value-type="float">
            <text:p>3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2]+1" office:value-type="float" office:value="30" calcext:value-type="float">
            <text:p>30</text:p>
          </table:table-cell>
          <table:table-cell table:style-name="ce4" office:value-type="string" calcext:value-type="string">
            <text:p>BURNED_BUILDING_B</text:p>
          </table:table-cell>
          <table:table-cell table:style-name="ce4" office:value-type="float" office:value="758" calcext:value-type="float">
            <text:p>758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8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2"/>
          <table:table-cell table:style-name="ce15" table:number-columns-repeated="2"/>
          <table:table-cell table:style-name="ce21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31:.A32])" office:value-type="string" office:string-value="28,29" calcext:value-type="string">
            <text:p>28,29</text:p>
          </table:table-cell>
          <table:table-cell table:style-name="ce15" office:value-type="string" calcext:value-type="string">
            <text:p>3,3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3]+1" office:value-type="float" office:value="31" calcext:value-type="float">
            <text:p>31</text:p>
          </table:table-cell>
          <table:table-cell table:style-name="ce4" office:value-type="string" calcext:value-type="string">
            <text:p>BROKEN_CART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8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2"/>
          <table:table-cell table:style-name="ce15" table:number-columns-repeated="2"/>
          <table:table-cell table:style-name="ce21"/>
          <table:table-cell table:style-name="ce15" office:value-type="float" office:value="8" calcext:value-type="float">
            <text:p>8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31:.A33])" office:value-type="string" office:string-value="28,29,30" calcext:value-type="string">
            <text:p>28,29,30</text:p>
          </table:table-cell>
          <table:table-cell table:style-name="ce15" office:value-type="string" calcext:value-type="string">
            <text:p>3,3,3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4]+1" office:value-type="float" office:value="32" calcext:value-type="float">
            <text:p>32</text:p>
          </table:table-cell>
          <table:table-cell table:style-name="ce4" office:value-type="string" calcext:value-type="string">
            <text:p>HOUSE_F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2"/>
          <table:table-cell table:style-name="ce15" table:number-columns-repeated="2"/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31:.A34])" office:value-type="string" office:string-value="28,29,30,31" calcext:value-type="string">
            <text:p>28,29,30,31</text:p>
          </table:table-cell>
          <table:table-cell table:style-name="ce15" office:value-type="string" calcext:value-type="string">
            <text:p>3,3,3,3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5]+1" office:value-type="float" office:value="33" calcext:value-type="float">
            <text:p>33</text:p>
          </table:table-cell>
          <table:table-cell table:style-name="ce4" office:value-type="string" calcext:value-type="string">
            <text:p>RUINS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8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4"/>
          <table:table-cell table:style-name="ce13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31:.A35])" office:value-type="string" office:string-value="28,29,30,31,32" calcext:value-type="string">
            <text:p>28,29,30,31,32</text:p>
          </table:table-cell>
          <table:table-cell table:style-name="ce4" office:value-type="string" calcext:value-type="string">
            <text:p>3,3,3,3,3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6]+1" office:value-type="float" office:value="34" calcext:value-type="float">
            <text:p>34</text:p>
          </table:table-cell>
          <table:table-cell table:style-name="ce4" office:value-type="string" calcext:value-type="string">
            <text:p>WELL</text:p>
          </table:table-cell>
          <table:table-cell table:style-name="ce4" office:value-type="float" office:value="1567" calcext:value-type="float">
            <text:p>1567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8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4"/>
          <table:table-cell table:style-name="ce13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31:.A36])" office:value-type="string" office:string-value="28,29,30,31,32,33" calcext:value-type="string">
            <text:p>28,29,30,31,32,33</text:p>
          </table:table-cell>
          <table:table-cell table:style-name="ce4" office:value-type="string" calcext:value-type="string">
            <text:p>3,3,3,3,3,3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7]+1" office:value-type="float" office:value="35" calcext:value-type="float">
            <text:p>35</text:p>
          </table:table-cell>
          <table:table-cell table:style-name="ce4" office:value-type="string" calcext:value-type="string">
            <text:p>SKELETON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4"/>
          <table:table-cell table:style-name="ce1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1])" office:value-type="string" office:string-value="28" calcext:value-type="string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0" table:content-validation-name="val6"/>
          <table:table-cell table:number-columns-repeated="997"/>
        </table:table-row>
        <table:table-row table:style-name="ro3">
          <table:table-cell table:style-name="ce2" table:formula="of:=[.A38]+1" office:value-type="float" office:value="36" calcext:value-type="float">
            <text:p>36</text:p>
          </table:table-cell>
          <table:table-cell table:style-name="ce15" office:value-type="string" calcext:value-type="string">
            <text:p>DOCK_F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GW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8" table:formula="of:=COM.MICROSOFT.TEXTJOIN(&quot;,&quot;;1;[.A11])" office:value-type="string" office:string-value="8" calcext:value-type="string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9]+1" office:value-type="float" office:value="37" calcext:value-type="float">
            <text:p>37</text:p>
          </table:table-cell>
          <table:table-cell table:style-name="ce15" office:value-type="string" calcext:value-type="string">
            <text:p>FISH_TRA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/>
          <table:table-cell office:value-type="string" calcext:value-type="string">
            <text:p>MED_WA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A11])" office:value-type="string" office:string-value="8" calcext:value-type="string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0]+1" office:value-type="float" office:value="38" calcext:value-type="float">
            <text:p>38</text:p>
          </table:table-cell>
          <table:table-cell table:style-name="ce15" office:value-type="string" calcext:value-type="string">
            <text:p>FISHING_SHI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None</text:p>
          </table:table-cell>
          <table:table-cell table:style-name="ce15" table:number-columns-repeated="5"/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40])" office:value-type="string" office:string-value="37" calcext:value-type="string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1]+1" office:value-type="float" office:value="39" calcext:value-type="float">
            <text:p>39</text:p>
          </table:table-cell>
          <table:table-cell table:style-name="ce15" office:value-type="string" calcext:value-type="string">
            <text:p>FISHING_SHIP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2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MED_WATER</text:p>
          </table:table-cell>
          <table:table-cell table:style-name="ce15" table:number-columns-repeated="3"/>
          <table:table-cell table:style-name="ce15" office:value-type="float" office:value="8" calcext:value-type="float">
            <text:p>8</text:p>
          </table:table-cell>
          <table:table-cell table:style-name="ce18" table:formula="of:=COM.MICROSOFT.TEXTJOIN(&quot;,&quot;;1;[.A39])" office:value-type="string" office:string-value="36" calcext:value-type="string">
            <text:p>36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C$3])">
            <text:p/>
          </table:table-cell>
          <table:table-cell table:style-name="ce15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2]+1" office:value-type="float" office:value="40" calcext:value-type="float">
            <text:p>40</text:p>
          </table:table-cell>
          <table:table-cell table:style-name="ce4" office:value-type="string" calcext:value-type="string">
            <text:p>FPH1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DY_SHALLOW</text:p>
          </table:table-cell>
          <table:table-cell table:style-name="ce4" table:number-columns-repeated="2"/>
          <table:table-cell table:style-name="ce1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 table:number-columns-repeated="3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3]+1" office:value-type="float" office:value="41" calcext:value-type="float">
            <text:p>41</text:p>
          </table:table-cell>
          <table:table-cell table:style-name="ce4" office:value-type="string" calcext:value-type="string">
            <text:p>FPH2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2"/>
          <table:table-cell table:style-name="ce13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 table:number-columns-repeated="3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4]+1" office:value-type="float" office:value="42" calcext:value-type="float">
            <text:p>42</text:p>
          </table:table-cell>
          <table:table-cell table:style-name="ce4" office:value-type="string" calcext:value-type="string">
            <text:p>FPH3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UNA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44])" office:value-type="string" office:string-value="41" calcext:value-type="string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5]+1" office:value-type="float" office:value="43" calcext:value-type="float">
            <text:p>43</text:p>
          </table:table-cell>
          <table:table-cell table:style-name="ce4" office:value-type="string" calcext:value-type="string">
            <text:p>FPH4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ARLIN1</text:p>
          </table:table-cell>
          <table:table-cell table:style-name="ce4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EEP_WATER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5" table:formula="of:=COM.MICROSOFT.TEXTJOIN(&quot;,&quot;;1;[.A45])" office:value-type="string" office:string-value="42" calcext:value-type="string">
            <text:p>42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6]+1" office:value-type="float" office:value="44" calcext:value-type="float">
            <text:p>4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7]+1" office:value-type="float" office:value="45" calcext:value-type="float">
            <text:p>45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8]+1" office:value-type="float" office:value="46" calcext:value-type="float">
            <text:p>46</text:p>
          </table:table-cell>
          <table:table-cell table:style-name="ce4" office:value-type="string" calcext:value-type="string">
            <text:p>ATE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BARRELS</text:p>
          </table:table-cell>
          <table:table-cell table:style-name="ce4" office:value-type="float" office:value="933" calcext:value-type="float">
            <text:p>93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6" calcext:value-type="float">
            <text:p>6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NB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8" table:formula="of:=COM.MICROSOFT.TEXTJOIN(&quot;,&quot;;1;[.A49])" office:value-type="string" office:string-value="46" calcext:value-type="string">
            <text:p>46</text:p>
          </table:table-cell>
          <table:table-cell table:style-name="ce20" office:value-type="string" calcext:value-type="string">
            <text:p>2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0]+1" office:value-type="float" office:value="48" calcext:value-type="float">
            <text:p>48</text:p>
          </table:table-cell>
          <table:table-cell table:style-name="ce15" office:value-type="string" calcext:value-type="string">
            <text:p>GOODS</text:p>
          </table:table-cell>
          <table:table-cell table:style-name="ce15" office:value-type="float" office:value="1321" calcext:value-type="float">
            <text:p>1321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A49:.A50])" office:value-type="string" office:string-value="46,47" calcext:value-type="string">
            <text:p>46,47</text:p>
          </table:table-cell>
          <table:table-cell table:style-name="ce15" office:value-type="string" calcext:value-type="string">
            <text:p>2,2</text:p>
          </table:table-cell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1]+1" office:value-type="float" office:value="49" calcext:value-type="float">
            <text:p>49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A49:.A51])" office:value-type="string" office:string-value="46,47,48" calcext:value-type="string">
            <text:p>46,47,48</text:p>
          </table:table-cell>
          <table:table-cell table:style-name="ce15" office:value-type="string" calcext:value-type="string">
            <text:p>2,2,2</text:p>
          </table:table-cell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2]+1" office:value-type="float" office:value="50" calcext:value-type="float">
            <text:p>50</text:p>
          </table:table-cell>
          <table:table-cell table:style-name="ce15" office:value-type="string" calcext:value-type="string">
            <text:p>DISMANTLED_CART</text:p>
          </table:table-cell>
          <table:table-cell table:style-name="ce15" office:value-type="float" office:value="1270" calcext:value-type="float">
            <text:p>1270</text:p>
          </table:table-cell>
          <table:table-cell table:style-name="ce15" table:number-columns-repeated="2"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5" table:number-columns-repeated="4"/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NNNB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8" table:formula="of:=COM.MICROSOFT.TEXTJOIN(&quot;,&quot;;1;[.A49:.A52])" office:value-type="string" office:string-value="46,47,48,49" calcext:value-type="string">
            <text:p>46,47,48,49</text:p>
          </table:table-cell>
          <table:table-cell table:style-name="ce15" office:value-type="string" calcext:value-type="string">
            <text:p>2,2,2,2</text:p>
          </table:table-cell>
          <table:table-cell table:style-name="ce16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3]+1" office:value-type="float" office:value="51" calcext:value-type="float">
            <text:p>5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3"/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A10:.A11])" office:value-type="string" office:string-value="7,8" calcext:value-type="string">
            <text:p>7,8</text:p>
          </table:table-cell>
          <table:table-cell table:style-name="ce4" office:value-type="string" calcext:value-type="string">
            <text:p>30,15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4]+1" office:value-type="float" office:value="52" calcext:value-type="float">
            <text:p>5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13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3"/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A10:.A11];[.A54])" office:value-type="string" office:string-value="7,8,51" calcext:value-type="string">
            <text:p>7,8,51</text:p>
          </table:table-cell>
          <table:table-cell table:style-name="ce4" office:value-type="string" calcext:value-type="string">
            <text:p>30,15,8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5]+1" office:value-type="float" office:value="53" calcext:value-type="float">
            <text:p>53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3"/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3"/>
          <table:table-cell table:style-name="ce18" table:formula="of:=COM.MICROSOFT.TEXTJOIN(&quot;,&quot;;1;[.A10:.A11];[.A54:.A55])" office:value-type="string" office:string-value="7,8,51,52" calcext:value-type="string">
            <text:p>7,8,51,52</text:p>
          </table:table-cell>
          <table:table-cell table:style-name="ce4" office:value-type="string" calcext:value-type="string">
            <text:p>30,15,8,8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6]+1" office:value-type="float" office:value="54" calcext:value-type="float">
            <text:p>54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2"/>
          <table:table-cell table:style-name="ce13"/>
          <table:table-cell table:style-name="ce4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8" table:formula="of:=COM.MICROSOFT.TEXTJOIN(&quot;,&quot;;1;[.A10:.A11];[.A54:.A56])" office:value-type="string" office:string-value="7,8,51,52,53" calcext:value-type="string">
            <text:p>7,8,51,52,53</text:p>
          </table:table-cell>
          <table:table-cell table:style-name="ce4" office:value-type="string" calcext:value-type="string">
            <text:p>30,15,8,8,8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7]+1" office:value-type="float" office:value="55" calcext:value-type="float">
            <text:p>55</text:p>
          </table:table-cell>
          <table:table-cell table:style-name="ce4" office:value-type="string" calcext:value-type="string">
            <text:p>BUSH_A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C$3])">
            <text:p/>
          </table:table-cell>
          <table:table-cell table:style-name="ce20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8]+1" office:value-type="float" office:value="56" calcext:value-type="float">
            <text:p>56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])" office:value-type="string" office:string-value="55" calcext:value-type="string">
            <text:p>55</text:p>
          </table:table-cell>
          <table:table-cell table:style-name="ce20" office:value-type="string" calcext:value-type="string">
            <text:p>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9]+1" office:value-type="float" office:value="57" calcext:value-type="float">
            <text:p>57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59])" office:value-type="string" office:string-value="55,56" calcext:value-type="string">
            <text:p>55,56</text:p>
          </table:table-cell>
          <table:table-cell table:style-name="ce20" office:value-type="string" calcext:value-type="string">
            <text:p>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0]+1" office:value-type="float" office:value="58" calcext:value-type="float">
            <text:p>58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60])" office:value-type="string" office:string-value="55,56,57" calcext:value-type="string">
            <text:p>55,56,57</text:p>
          </table:table-cell>
          <table:table-cell table:style-name="ce20" office:value-type="string" calcext:value-type="string">
            <text:p>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1]+1" office:value-type="float" office:value="59" calcext:value-type="float">
            <text:p>59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61])" office:value-type="string" office:string-value="55,56,57,58" calcext:value-type="string">
            <text:p>55,56,57,58</text:p>
          </table:table-cell>
          <table:table-cell table:style-name="ce20" office:value-type="string" calcext:value-type="string">
            <text:p>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2]+1" office:value-type="float" office:value="60" calcext:value-type="float">
            <text:p>60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62])" office:value-type="string" office:string-value="55,56,57,58,59" calcext:value-type="string">
            <text:p>55,56,57,58,59</text:p>
          </table:table-cell>
          <table:table-cell table:style-name="ce20" office:value-type="string" calcext:value-type="string">
            <text:p>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3]+1" office:value-type="float" office:value="61" calcext:value-type="float">
            <text:p>61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63])" office:value-type="string" office:string-value="55,56,57,58,59,60" calcext:value-type="string">
            <text:p>55,56,57,58,59,60</text:p>
          </table:table-cell>
          <table:table-cell table:style-name="ce19" office:value-type="string" calcext:value-type="string">
            <text:p>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4]+1" office:value-type="float" office:value="62" calcext:value-type="float">
            <text:p>62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64])" office:value-type="string" office:string-value="55,56,57,58,59,60,61" calcext:value-type="string">
            <text:p>55,56,57,58,59,60,61</text:p>
          </table:table-cell>
          <table:table-cell table:style-name="ce20" office:value-type="string" calcext:value-type="string">
            <text:p>4,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5]+1" office:value-type="float" office:value="63" calcext:value-type="float">
            <text:p>63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58:.A65])" office:value-type="string" office:string-value="55,56,57,58,59,60,61,62" calcext:value-type="string">
            <text:p>55,56,57,58,59,60,61,62</text:p>
          </table:table-cell>
          <table:table-cell table:style-name="ce20" office:value-type="string" calcext:value-type="string">
            <text:p>4,4,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6]+1" office:value-type="float" office:value="64" calcext:value-type="float">
            <text:p>64</text:p>
          </table:table-cell>
          <table:table-cell table:style-name="ce4" office:value-type="string" calcext:value-type="string">
            <text:p>BUSH_A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10];[.A44])" office:value-type="string" office:string-value="7,41" calcext:value-type="string">
            <text:p>7,41</text:p>
          </table:table-cell>
          <table:table-cell table:style-name="ce20" office:value-type="string" calcext:value-type="string">
            <text:p>14,10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7]+1" office:value-type="float" office:value="65" calcext:value-type="float">
            <text:p>65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10];[.A44];[.A67])" office:value-type="string" office:string-value="7,41,64" calcext:value-type="string">
            <text:p>7,41,64</text:p>
          </table:table-cell>
          <table:table-cell table:style-name="ce20" office:value-type="string" calcext:value-type="string">
            <text:p>14,10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8]+1" office:value-type="float" office:value="66" calcext:value-type="float">
            <text:p>66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68])" office:value-type="string" office:string-value="64,65" calcext:value-type="string">
            <text:p>64,65</text:p>
          </table:table-cell>
          <table:table-cell table:style-name="ce20" office:value-type="string" calcext:value-type="string">
            <text:p>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69]+1" office:value-type="float" office:value="67" calcext:value-type="float">
            <text:p>67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69])" office:value-type="string" office:string-value="64,65,66" calcext:value-type="string">
            <text:p>64,65,66</text:p>
          </table:table-cell>
          <table:table-cell table:style-name="ce20" office:value-type="string" calcext:value-type="string">
            <text:p>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0]+1" office:value-type="float" office:value="68" calcext:value-type="float">
            <text:p>6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70])" office:value-type="string" office:string-value="64,65,66,67" calcext:value-type="string">
            <text:p>64,65,66,67</text:p>
          </table:table-cell>
          <table:table-cell table:style-name="ce20" office:value-type="string" calcext:value-type="string">
            <text:p>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1]+1" office:value-type="float" office:value="69" calcext:value-type="float">
            <text:p>6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71])" office:value-type="string" office:string-value="64,65,66,67,68" calcext:value-type="string">
            <text:p>64,65,66,67,68</text:p>
          </table:table-cell>
          <table:table-cell table:style-name="ce20" office:value-type="string" calcext:value-type="string">
            <text:p>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2]+1" office:value-type="float" office:value="70" calcext:value-type="float">
            <text:p>7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72])" office:value-type="string" office:string-value="64,65,66,67,68,69" calcext:value-type="string">
            <text:p>64,65,66,67,68,69</text:p>
          </table:table-cell>
          <table:table-cell table:style-name="ce19" office:value-type="string" calcext:value-type="string">
            <text:p>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3]+1" office:value-type="float" office:value="71" calcext:value-type="float">
            <text:p>7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73])" office:value-type="string" office:string-value="64,65,66,67,68,69,70" calcext:value-type="string">
            <text:p>64,65,66,67,68,69,70</text:p>
          </table:table-cell>
          <table:table-cell table:style-name="ce20" office:value-type="string" calcext:value-type="string">
            <text:p>4,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4]+1" office:value-type="float" office:value="72" calcext:value-type="float">
            <text:p>7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67:.A74])" office:value-type="string" office:string-value="64,65,66,67,68,69,70,71" calcext:value-type="string">
            <text:p>64,65,66,67,68,69,70,71</text:p>
          </table:table-cell>
          <table:table-cell table:style-name="ce20" office:value-type="string" calcext:value-type="string">
            <text:p>4,4,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5]+1" office:value-type="float" office:value="73" calcext:value-type="float">
            <text:p>7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6]+1" office:value-type="float" office:value="74" calcext:value-type="float">
            <text:p>74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])" office:value-type="string" office:string-value="73" calcext:value-type="string">
            <text:p>73</text:p>
          </table:table-cell>
          <table:table-cell table:style-name="ce20" office:value-type="string" calcext:value-type="string">
            <text:p>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7]+1" office:value-type="float" office:value="75" calcext:value-type="float">
            <text:p>7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7])" office:value-type="string" office:string-value="73,74" calcext:value-type="string">
            <text:p>73,74</text:p>
          </table:table-cell>
          <table:table-cell table:style-name="ce20" office:value-type="string" calcext:value-type="string">
            <text:p>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8]+1" office:value-type="float" office:value="76" calcext:value-type="float">
            <text:p>7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8])" office:value-type="string" office:string-value="73,74,75" calcext:value-type="string">
            <text:p>73,74,75</text:p>
          </table:table-cell>
          <table:table-cell table:style-name="ce20" office:value-type="string" calcext:value-type="string">
            <text:p>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79]+1" office:value-type="float" office:value="77" calcext:value-type="float">
            <text:p>77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79])" office:value-type="string" office:string-value="73,74,75,76" calcext:value-type="string">
            <text:p>73,74,75,76</text:p>
          </table:table-cell>
          <table:table-cell table:style-name="ce19" office:value-type="string" calcext:value-type="string">
            <text:p>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0]+1" office:value-type="float" office:value="78" calcext:value-type="float">
            <text:p>7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80])" office:value-type="string" office:string-value="73,74,75,76,77" calcext:value-type="string">
            <text:p>73,74,75,76,77</text:p>
          </table:table-cell>
          <table:table-cell table:style-name="ce20" office:value-type="string" calcext:value-type="string">
            <text:p>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1]+1" office:value-type="float" office:value="79" calcext:value-type="float">
            <text:p>7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DRYGRAS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76:.A81])" office:value-type="string" office:string-value="73,74,75,76,77,78" calcext:value-type="string">
            <text:p>73,74,75,76,77,78</text:p>
          </table:table-cell>
          <table:table-cell table:style-name="ce20" office:value-type="string" calcext:value-type="string">
            <text:p>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2]+1" office:value-type="float" office:value="80" calcext:value-type="float">
            <text:p>80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3]+1" office:value-type="float" office:value="81" calcext:value-type="float">
            <text:p>81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])" office:value-type="string" office:string-value="80" calcext:value-type="string">
            <text:p>80</text:p>
          </table:table-cell>
          <table:table-cell table:style-name="ce20" office:value-type="string" calcext:value-type="string">
            <text:p>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4]+1" office:value-type="float" office:value="82" calcext:value-type="float">
            <text:p>82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4])" office:value-type="string" office:string-value="80,81" calcext:value-type="string">
            <text:p>80,81</text:p>
          </table:table-cell>
          <table:table-cell table:style-name="ce20" office:value-type="string" calcext:value-type="string">
            <text:p>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5]+1" office:value-type="float" office:value="83" calcext:value-type="float">
            <text:p>83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5])" office:value-type="string" office:string-value="80,81,82" calcext:value-type="string">
            <text:p>80,81,82</text:p>
          </table:table-cell>
          <table:table-cell table:style-name="ce20" office:value-type="string" calcext:value-type="string">
            <text:p>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6]+1" office:value-type="float" office:value="84" calcext:value-type="float">
            <text:p>84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6])" office:value-type="string" office:string-value="80,81,82,83" calcext:value-type="string">
            <text:p>80,81,82,83</text:p>
          </table:table-cell>
          <table:table-cell table:style-name="ce19" office:value-type="string" calcext:value-type="string">
            <text:p>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7]+1" office:value-type="float" office:value="85" calcext:value-type="float">
            <text:p>8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7])" office:value-type="string" office:string-value="80,81,82,83,84" calcext:value-type="string">
            <text:p>80,81,82,83,84</text:p>
          </table:table-cell>
          <table:table-cell table:style-name="ce20" office:value-type="string" calcext:value-type="string">
            <text:p>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8]+1" office:value-type="float" office:value="86" calcext:value-type="float">
            <text:p>86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SAVANNA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83:.A88])" office:value-type="string" office:string-value="80,81,82,83,84,85" calcext:value-type="string">
            <text:p>80,81,82,83,84,85</text:p>
          </table:table-cell>
          <table:table-cell table:style-name="ce20" office:value-type="string" calcext:value-type="string">
            <text:p>4,4,4,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89]+1" office:value-type="float" office:value="87" calcext:value-type="float">
            <text:p>8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$3])">
            <text:p/>
          </table:table-cell>
          <table:table-cell table:style-name="ce15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0]+1" office:value-type="float" office:value="88" calcext:value-type="float">
            <text:p>8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ROCK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90])" office:value-type="string" office:string-value="87" calcext:value-type="string">
            <text:p>87</text:p>
          </table:table-cell>
          <table:table-cell table:style-name="ce15" office:value-type="float" office:value="2" calcext:value-type="float">
            <text:p>2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1]+1" office:value-type="float" office:value="89" calcext:value-type="float">
            <text:p>89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90:.A91])" office:value-type="string" office:string-value="87,88" calcext:value-type="string">
            <text:p>87,88</text:p>
          </table:table-cell>
          <table:table-cell table:style-name="ce15" office:value-type="string" calcext:value-type="string">
            <text:p>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2]+1" office:value-type="float" office:value="90" calcext:value-type="float">
            <text:p>90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A90:.A92])" office:value-type="string" office:string-value="87,88,89" calcext:value-type="string">
            <text:p>87,88,89</text:p>
          </table:table-cell>
          <table:table-cell table:style-name="ce15" office:value-type="string" calcext:value-type="string">
            <text:p>4,4,4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3]+1" office:value-type="float" office:value="91" calcext:value-type="float">
            <text:p>9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4]+1" office:value-type="float" office:value="92" calcext:value-type="float">
            <text:p>9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WETROCK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94])" office:value-type="string" office:string-value="91" calcext:value-type="string">
            <text:p>91</text:p>
          </table:table-cell>
          <table:table-cell table:style-name="ce20" office:value-type="string" calcext:value-type="string">
            <text:p>1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5]+1" office:value-type="float" office:value="93" calcext:value-type="float">
            <text:p>93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20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6]+1" office:value-type="float" office:value="94" calcext:value-type="float">
            <text:p>94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W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96])" office:value-type="string" office:string-value="93" calcext:value-type="string">
            <text:p>93</text:p>
          </table:table-cell>
          <table:table-cell table:style-name="ce20" office:value-type="string" calcext:value-type="string">
            <text:p>1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7]+1" office:value-type="float" office:value="95" calcext:value-type="float">
            <text:p>95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44])" office:value-type="string" office:string-value="41" calcext:value-type="string">
            <text:p>4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20"/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8]+1" office:value-type="float" office:value="96" calcext:value-type="float">
            <text:p>96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ED_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44])" office:value-type="string" office:string-value="41" calcext:value-type="string">
            <text:p>4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98])" office:value-type="string" office:string-value="95" calcext:value-type="string">
            <text:p>95</text:p>
          </table:table-cell>
          <table:table-cell table:style-name="ce20" office:value-type="string" calcext:value-type="string">
            <text:p>2</text:p>
          </table:table-cell>
          <table:table-cell table:style-name="ce10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99]+1" office:value-type="float" office:value="97" calcext:value-type="float">
            <text:p>97</text:p>
          </table:table-cell>
          <table:table-cell table:style-name="ce4" office:value-type="string" calcext:value-type="string">
            <text:p>FALCON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table:number-columns-repeated="2"/>
          <table:table-cell table:style-name="ce10" table:content-validation-name="val1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20" table:number-columns-repeated="2"/>
          <table:table-cell table:style-name="ce10" table:content-validation-name="val6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1:13:0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11:17:38.707000000</dc:date>
    <meta:editing-duration>P19DT2H1M19S</meta:editing-duration>
    <meta:editing-cycles>374</meta:editing-cycles>
    <meta:generator>LibreOffice/7.1.3.2$Windows_X86_64 LibreOffice_project/47f78053abe362b9384784d31a6e56f8511eb1c1</meta:generator>
    <meta:document-statistic meta:table-count="1" meta:cell-count="1435" meta:object-count="0"/>
  </office:meta>
</office:document-meta>
</file>